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5.209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8.4cm" svg:height="5.209cm" svg:x="0cm" svg:y="0.193cm" presentation:class="title" presentation:user-transformed="true">
          <draw:text-box>
            <text:p>Trabajo Practico Final <text:line-break/>Fundamentos Teoricos de la Informatic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Profesores:</text:p>
            <text:p text:style-name="P1">Lic. Celia Cintas</text:p>
            <text:p text:style-name="P1">Lic. Pablo Navarro</text:p>
            <text:p text:style-name="P1">Lic. Samuel Almonacid</text:p>
            <text:p text:style-name="P1"/>
            <text:p text:style-name="P1">Alumnos:</text:p>
            <text:p text:style-name="P1">Garibaldi Anele</text:p>
            <text:p text:style-name="P1">Ducid Mat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Suavizado de Image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¿De que se trata?</text:p>
              </text:list-header>
              <text:list-item>
                <text:p>La idea principal es tomar una imagen manchada con puntos de sal(y/o)pimienta(puntos blancos y negros) o se podria decir “sucia” y aplicarle algun filtro para eliminar dichos punto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Formas de Solucionar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iltro de la media.</text:p>
                <text:p>Se hace un promedio de los valores de la vecindad de x con x incliudo.</text:p>
              </text:list-item>
              <text:list-item>
                <text:p>Filtro de la mediana.</text:p>
                <text:p>Se ordenan los valores de la vecindad y se elije el valor del medio.</text:p>
              </text:list-item>
              <text:list-item>
                <text:p>Filtro Gaussian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i </meta:initial-creator>
    <meta:creation-date>2017-10-29T22:36:10.097065659</meta:creation-date>
    <dc:date>2017-10-30T01:21:12.567831476</dc:date>
    <dc:creator>Mati </dc:creator>
    <meta:editing-duration>PT23M35S</meta:editing-duration>
    <meta:editing-cycles>1</meta:editing-cycles>
    <meta:document-statistic meta:object-count="33"/>
    <meta:generator>LibreOffice/4.3.3.2$Linux_X86_64 LibreOffice_project/430m0$Build-2</meta:generator>
  </office:meta>
</office:document-meta>
</file>